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R wird von "EDR-Agenten" betrieben, spezialisierten Sensoren, die strategisch an verschiedenen Endpunkten im gesamten Netzwerk platziert werden. Diese Bereitstellung ermöglicht die nahtlose Aggregation von Daten von verschiedenen Endpunkten und bietet einen ganzheitlichen Überblick über die Aktivitäten der Endpunkte, unabhängig von ihrem Standort oder ihrer Funktion.</text:p>
      <text:p text:style-name="P1"/>
      <text:p text:style-name="P1">Bei der Installation von EDR-Agenten auf Endpunkten wird sofort eine beträchtliche Datenmenge angesammelt. Zu den Datentypen, die EDR erfassen kann, gehören:</text:p>
      <text:p text:style-name="P1"/>
      <text:p text:style-name="P1">Eine der wichtigsten Funktionen von EDR ist die Aufzeichnung relevanter Aktivitäten und die Erfassung von Vorfällen, die sich der Erkennung und Prävention entziehen. Da EDR viele verschiedene sicherheitsrelevante Aktivitäten aufzeichnet, liefert es uns umfassende Sicherheitseinblicke in alle Vorgänge auf den Endpunkten des Unternehmens.<text:line-break/><text:line-break/>Außerdem liefert es uns die wichtigen Informationen, die wir als Vorstufe zur Analyse von Bedrohungen benötigen. Bei den Informationen kann es sich um eine Zusammenfassung oder detaillierte Informationen über Netzwerkaktivitäten, Prozessausführungen, Verbindungen und offene Ports handeln.<text:line-break/><text:line-break/>Diese vollständige Transparenz der Endpunktaktivitäten ermöglicht es uns, die Operationen eines Angreifers in Echtzeit zu beobachten und zu sehen, welche Befehle er ausführt und welche Methoden er anwendet, selbst wenn er versucht, das Netzwerk zu infiltrieren oder sich darin zu bewegen.</text:p>
      <text:p text:style-name="P1"/>
      <text:p text:style-name="P1"/>
      <text:p text:style-name="P1"/>
      <text:p text:style-name="P1">Nach der Implementierung nutzt EDR robuste Systeme und Techniken, um die Aktionen von Benutzern, die auf dem Endpunkt arbeiten, zu überprüfen. Ähnlich wie Sie intuitiv erkennen können, wenn etwas ungewöhnlich erscheint, ist EDR so konzipiert, dass es Aktivitäten identifiziert, die von dem typischen Verhalten abweichen, das mit einem bestimmten Endpunkt innerhalb des Netzwerks verbunden ist.</text:p>
      <text:p text:style-name="P1"/>
      <text:p text:style-name="P1">EDR besteht aus vier Phasen zur Verarbeitung von Endpunktinformationen und zur Bestimmung, ob es sich um einen Cyberangriff oder eine reguläre Aktivität handelt. Die Phasen sind:</text:p>
      <text:p text:style-name="P1"/>
      <text:p text:style-name="P1"/>
      <text:p text:style-name="P1"><text:span text:style-name="T1">Detection</text:span><text:line-break/><text:line-break/>Der erste Schritt im EDR-Prozess ist die Erkennung von Bedrohungen. Auf jedem Netzwerkendpunkt wird ein EDR-Agent installiert, der für die Erfassung aller Aktivitäten auf dem Endpunkt verantwortlich ist. Diese Agenten ermöglichen es den automatischen EDR-Systemen, Bedrohungen zu erkennen. Der Agent überwacht und sammelt kontinuierlich Daten vom Endpunkt. Er sendet sie an eine zentrale Datenbank, in der Algorithmen für maschinelles Lernen nach Anomalien suchen.<text:line-break/><text:line-break/>Beispiele für verdächtige Aktivitäten sind:<text:line-break/><text:line-break/>Anmeldung bei einem Endpunkt von einem verdächtig entfernten Standort aus.<text:line-break/>Herunterladen von ungewöhnlichen Dateitypen<text:line-break/>Deaktivieren von Sicherheitssystemen<text:line-break/>Übertragen großer Datenmengen<text:line-break/>Beendigung regulär laufender Prozesse<text:line-break/>Die Agenten ermöglichen es den automatischen EDR-Systemen, diese Anomalien zu identifizieren und als verdächtig zu kennzeich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91cm" fo:margin-bottom="1.997cm" fo:margin-left="1.13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3</meta:editing-cycles>
    <meta:generator>OpenOffice/4.1.14$Win32 OpenOffice.org_project/4114m1$Build-9811</meta:generator>
    <dc:date>2023-12-01T11:28:10.60</dc:date>
    <dc:creator>kaos sevdalisi</dc:creator>
    <meta:document-statistic meta:table-count="0" meta:image-count="0" meta:object-count="0" meta:page-count="1" meta:paragraph-count="6" meta:word-count="376" meta:character-count="2892"/>
    <meta:user-defined meta:name="Info 1"/>
    <meta:user-defined meta:name="Info 2"/>
    <meta:user-defined meta:name="Info 3"/>
    <meta:user-defined meta:name="Info 4"/>
  </office:meta>
</office:document-meta>
</file>